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3.4874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Inverter_KiCAD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table:style-name="Default" office:value-type="string" calcext:value-type="string">
            <text:p>C1001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P_Radial_D35.0mm_P10.00mm_SnapIn</text:p>
          </table:table-cell>
          <table:table-cell office:value-type="float" office:value="197" calcext:value-type="float">
            <text:p>197</text:p>
          </table:table-cell>
          <table:table-cell office:value-type="float" office:value="-29" calcext:value-type="float">
            <text:p>-2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C1002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P_Radial_D35.0mm_P10.00mm_SnapIn</text:p>
          </table:table-cell>
          <table:table-cell office:value-type="float" office:value="161" calcext:value-type="float">
            <text:p>161</text:p>
          </table:table-cell>
          <table:table-cell office:value-type="float" office:value="-29" calcext:value-type="float">
            <text:p>-2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C1003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P_Radial_D35.0mm_P10.00mm_SnapIn</text:p>
          </table:table-cell>
          <table:table-cell office:value-type="float" office:value="125" calcext:value-type="float">
            <text:p>125</text:p>
          </table:table-cell>
          <table:table-cell office:value-type="float" office:value="-29" calcext:value-type="float">
            <text:p>-2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C1004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P_Radial_D35.0mm_P10.00mm_SnapIn</text:p>
          </table:table-cell>
          <table:table-cell office:value-type="float" office:value="89" calcext:value-type="float">
            <text:p>89</text:p>
          </table:table-cell>
          <table:table-cell office:value-type="float" office:value="-29" calcext:value-type="float">
            <text:p>-2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C1005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P_Radial_D35.0mm_P10.00mm_SnapIn</text:p>
          </table:table-cell>
          <table:table-cell office:value-type="float" office:value="53" calcext:value-type="float">
            <text:p>53</text:p>
          </table:table-cell>
          <table:table-cell office:value-type="float" office:value="-29" calcext:value-type="float">
            <text:p>-2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24.675" calcext:value-type="float">
            <text:p>124.675</text:p>
          </table:table-cell>
          <table:table-cell office:value-type="float" office:value="-132.105" calcext:value-type="float">
            <text:p>-132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86.34" calcext:value-type="float">
            <text:p>86.34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104.74" calcext:value-type="float">
            <text:p>104.74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86.34" calcext:value-type="float">
            <text:p>86.34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04.74" calcext:value-type="float">
            <text:p>104.74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83.525" calcext:value-type="float">
            <text:p>83.525</text:p>
          </table:table-cell>
          <table:table-cell office:value-type="float" office:value="-103.875" calcext:value-type="float">
            <text:p>-103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133.9" calcext:value-type="float">
            <text:p>133.9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152.3" calcext:value-type="float">
            <text:p>152.3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33.9" calcext:value-type="float">
            <text:p>133.9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52.3" calcext:value-type="float">
            <text:p>152.3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131.125" calcext:value-type="float">
            <text:p>131.125</text:p>
          </table:table-cell>
          <table:table-cell office:value-type="float" office:value="-103.825" calcext:value-type="float">
            <text:p>-103.8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181.46" calcext:value-type="float">
            <text:p>181.46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199.86" calcext:value-type="float">
            <text:p>199.86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81.46" calcext:value-type="float">
            <text:p>181.46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99.86" calcext:value-type="float">
            <text:p>199.86</text:p>
          </table:table-cell>
          <table:table-cell office:value-type="float" office:value="-109" calcext:value-type="float">
            <text:p>-1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178.625" calcext:value-type="float">
            <text:p>178.625</text:p>
          </table:table-cell>
          <table:table-cell office:value-type="float" office:value="-103.85" calcext:value-type="float">
            <text:p>-103.8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_Elec_4x5.4</text:p>
          </table:table-cell>
          <table:table-cell office:value-type="float" office:value="122.754" calcext:value-type="float">
            <text:p>122.754</text:p>
          </table:table-cell>
          <table:table-cell office:value-type="float" office:value="-153.46" calcext:value-type="float">
            <text:p>-153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5x5.4</text:p>
          </table:table-cell>
          <table:table-cell office:value-type="float" office:value="122.804" calcext:value-type="float">
            <text:p>122.804</text:p>
          </table:table-cell>
          <table:table-cell office:value-type="float" office:value="-140.56" calcext:value-type="float">
            <text:p>-140.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40.9" calcext:value-type="float">
            <text:p>40.9</text:p>
          </table:table-cell>
          <table:table-cell office:value-type="float" office:value="-120.9" calcext:value-type="float">
            <text:p>-120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39.5" calcext:value-type="float">
            <text:p>39.5</text:p>
          </table:table-cell>
          <table:table-cell office:value-type="float" office:value="-120.9" calcext:value-type="float">
            <text:p>-120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38.5" calcext:value-type="float">
            <text:p>38.5</text:p>
          </table:table-cell>
          <table:table-cell office:value-type="float" office:value="-120.9" calcext:value-type="float">
            <text:p>-120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48" calcext:value-type="float">
            <text:p>48</text:p>
          </table:table-cell>
          <table:table-cell office:value-type="float" office:value="-108.8" calcext:value-type="float">
            <text:p>-10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51.2525" calcext:value-type="float">
            <text:p>51.2525</text:p>
          </table:table-cell>
          <table:table-cell office:value-type="float" office:value="-109.8" calcext:value-type="float">
            <text:p>-10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53.6" calcext:value-type="float">
            <text:p>53.6</text:p>
          </table:table-cell>
          <table:table-cell office:value-type="float" office:value="-120.3" calcext:value-type="float">
            <text:p>-12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49.8" calcext:value-type="float">
            <text:p>149.8</text:p>
          </table:table-cell>
          <table:table-cell office:value-type="float" office:value="-158.4325" calcext:value-type="float">
            <text:p>-158.43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49.8" calcext:value-type="float">
            <text:p>149.8</text:p>
          </table:table-cell>
          <table:table-cell office:value-type="float" office:value="-160.6" calcext:value-type="float">
            <text:p>-160.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53.075" calcext:value-type="float">
            <text:p>153.075</text:p>
          </table:table-cell>
          <table:table-cell office:value-type="float" office:value="-157.475" calcext:value-type="float">
            <text:p>-157.4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9.075" calcext:value-type="float">
            <text:p>169.075</text:p>
          </table:table-cell>
          <table:table-cell office:value-type="float" office:value="-156.9" calcext:value-type="float">
            <text:p>-156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2.6" calcext:value-type="float">
            <text:p>162.6</text:p>
          </table:table-cell>
          <table:table-cell office:value-type="float" office:value="-169.3" calcext:value-type="float">
            <text:p>-169.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7.7" calcext:value-type="float">
            <text:p>127.7</text:p>
          </table:table-cell>
          <table:table-cell office:value-type="float" office:value="-152.6" calcext:value-type="float">
            <text:p>-15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4.6" calcext:value-type="float">
            <text:p>164.6</text:p>
          </table:table-cell>
          <table:table-cell office:value-type="float" office:value="-169.3" calcext:value-type="float">
            <text:p>-169.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-167.425" calcext:value-type="float">
            <text:p>-167.4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54.35" calcext:value-type="float">
            <text:p>154.35</text:p>
          </table:table-cell>
          <table:table-cell office:value-type="float" office:value="-157.825" calcext:value-type="float">
            <text:p>-157.8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3.6" calcext:value-type="float">
            <text:p>163.6</text:p>
          </table:table-cell>
          <table:table-cell office:value-type="float" office:value="-169.3" calcext:value-type="float">
            <text:p>-169.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54.2" calcext:value-type="float">
            <text:p>154.2</text:p>
          </table:table-cell>
          <table:table-cell office:value-type="float" office:value="-164.825" calcext:value-type="float">
            <text:p>-164.8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57.7175" calcext:value-type="float">
            <text:p>157.7175</text:p>
          </table:table-cell>
          <table:table-cell office:value-type="float" office:value="-153.775" calcext:value-type="float">
            <text:p>-153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7.7" calcext:value-type="float">
            <text:p>127.7</text:p>
          </table:table-cell>
          <table:table-cell office:value-type="float" office:value="-138.6" calcext:value-type="float">
            <text:p>-138.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17.775" calcext:value-type="float">
            <text:p>117.775</text:p>
          </table:table-cell>
          <table:table-cell office:value-type="float" office:value="-177.8" calcext:value-type="float">
            <text:p>-177.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17.775" calcext:value-type="float">
            <text:p>117.775</text:p>
          </table:table-cell>
          <table:table-cell office:value-type="float" office:value="-165.8" calcext:value-type="float">
            <text:p>-165.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17.775" calcext:value-type="float">
            <text:p>117.775</text:p>
          </table:table-cell>
          <table:table-cell office:value-type="float" office:value="-168.7" calcext:value-type="float">
            <text:p>-168.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17.775" calcext:value-type="float">
            <text:p>117.775</text:p>
          </table:table-cell>
          <table:table-cell office:value-type="float" office:value="-171.8" calcext:value-type="float">
            <text:p>-171.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17.775" calcext:value-type="float">
            <text:p>117.775</text:p>
          </table:table-cell>
          <table:table-cell office:value-type="float" office:value="-174.6675" calcext:value-type="float">
            <text:p>-174.66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56.9" calcext:value-type="float">
            <text:p>56.9</text:p>
          </table:table-cell>
          <table:table-cell office:value-type="float" office:value="-120.3" calcext:value-type="float">
            <text:p>-120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55.1" calcext:value-type="float">
            <text:p>55.1</text:p>
          </table:table-cell>
          <table:table-cell office:value-type="float" office:value="-111.7" calcext:value-type="float">
            <text:p>-111.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60.2" calcext:value-type="float">
            <text:p>60.2</text:p>
          </table:table-cell>
          <table:table-cell office:value-type="float" office:value="-108.3" calcext:value-type="float">
            <text:p>-108.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61.2" calcext:value-type="float">
            <text:p>61.2</text:p>
          </table:table-cell>
          <table:table-cell office:value-type="float" office:value="-108.3" calcext:value-type="float">
            <text:p>-108.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15.2" calcext:value-type="float">
            <text:p>115.2</text:p>
          </table:table-cell>
          <table:table-cell office:value-type="float" office:value="-157.6" calcext:value-type="float">
            <text:p>-15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15.2" calcext:value-type="float">
            <text:p>115.2</text:p>
          </table:table-cell>
          <table:table-cell office:value-type="float" office:value="-159.2" calcext:value-type="float">
            <text:p>-1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15.2" calcext:value-type="float">
            <text:p>115.2</text:p>
          </table:table-cell>
          <table:table-cell office:value-type="float" office:value="-160.8" calcext:value-type="float">
            <text:p>-1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15.2" calcext:value-type="float">
            <text:p>115.2</text:p>
          </table:table-cell>
          <table:table-cell office:value-type="float" office:value="-162.4" calcext:value-type="float">
            <text:p>-16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61.3" calcext:value-type="float">
            <text:p>61.3</text:p>
          </table:table-cell>
          <table:table-cell office:value-type="float" office:value="-121.4" calcext:value-type="float">
            <text:p>-121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VS-15TQ060S-M3</text:p>
          </table:table-cell>
          <table:table-cell office:value-type="string" calcext:value-type="string">
            <text:p>TO-263-2</text:p>
          </table:table-cell>
          <table:table-cell office:value-type="float" office:value="57.7" calcext:value-type="float">
            <text:p>57.7</text:p>
          </table:table-cell>
          <table:table-cell office:value-type="float" office:value="-73.3" calcext:value-type="float">
            <text:p>-7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VS-15TQ060S-M3</text:p>
          </table:table-cell>
          <table:table-cell office:value-type="string" calcext:value-type="string">
            <text:p>TO-263-2</text:p>
          </table:table-cell>
          <table:table-cell office:value-type="float" office:value="57.7" calcext:value-type="float">
            <text:p>57.7</text:p>
          </table:table-cell>
          <table:table-cell office:value-type="float" office:value="-84.8" calcext:value-type="float">
            <text:p>-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F501</text:p>
          </table:table-cell>
          <table:table-cell table:style-name="ce2" office:value-type="string" calcext:value-type="string">
            <text:p>Fuse</text:p>
          </table:table-cell>
          <table:table-cell office:value-type="float" office:value="31.8201" calcext:value-type="float">
            <text:p>31.8201</text:p>
          </table:table-cell>
          <table:table-cell office:value-type="float" office:value="61" calcext:value-type="float">
            <text:p>61</text:p>
          </table:table-cell>
          <table:table-cell office:value-type="float" office:value="-166" calcext:value-type="float">
            <text:p>-16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Conn_02x19_Odd_Even</text:p>
          </table:table-cell>
          <table:table-cell office:value-type="string" calcext:value-type="string">
            <text:p>PinHeader_2x19_P2.54mm_Vertical</text:p>
          </table:table-cell>
          <table:table-cell office:value-type="float" office:value="185.26" calcext:value-type="float">
            <text:p>185.26</text:p>
          </table:table-cell>
          <table:table-cell office:value-type="float" office:value="-130.57" calcext:value-type="float">
            <text:p>-130.5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2</text:p>
          </table:table-cell>
          <table:table-cell office:value-type="string" calcext:value-type="string">
            <text:p>Conn_01x02</text:p>
          </table:table-cell>
          <table:table-cell office:value-type="float" office:value="691311500102" calcext:value-type="float">
            <text:p>691311500102</text:p>
          </table:table-cell>
          <table:table-cell office:value-type="float" office:value="42.525" calcext:value-type="float">
            <text:p>42.525</text:p>
          </table:table-cell>
          <table:table-cell office:value-type="float" office:value="-74.285" calcext:value-type="float">
            <text:p>-74.2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3</text:p>
          </table:table-cell>
          <table:table-cell office:value-type="string" calcext:value-type="string">
            <text:p>Conn_02x19_Odd_Even</text:p>
          </table:table-cell>
          <table:table-cell office:value-type="string" calcext:value-type="string">
            <text:p>PinHeader_2x19_P2.54mm_Vertical</text:p>
          </table:table-cell>
          <table:table-cell office:value-type="float" office:value="185.26" calcext:value-type="float">
            <text:p>185.26</text:p>
          </table:table-cell>
          <table:table-cell office:value-type="float" office:value="-191.53" calcext:value-type="float">
            <text:p>-191.5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4</text:p>
          </table:table-cell>
          <table:table-cell office:value-type="string" calcext:value-type="string">
            <text:p>Conn_01x03</text:p>
          </table:table-cell>
          <table:table-cell office:value-type="float" office:value="691311500103" calcext:value-type="float">
            <text:p>691311500103</text:p>
          </table:table-cell>
          <table:table-cell office:value-type="float" office:value="212" calcext:value-type="float">
            <text:p>212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10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20.6" calcext:value-type="float">
            <text:p>120.6</text:p>
          </table:table-cell>
          <table:table-cell office:value-type="float" office:value="-131.8" calcext:value-type="float">
            <text:p>-131.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1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13.8" calcext:value-type="float">
            <text:p>113.8</text:p>
          </table:table-cell>
          <table:table-cell office:value-type="float" office:value="-131.8" calcext:value-type="float">
            <text:p>-131.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DE9_Receptacle_MountingHoles</text:p>
          </table:table-cell>
          <table:table-cell office:value-type="float" office:value="618009233821" calcext:value-type="float">
            <text:p>618009233821</text:p>
          </table:table-cell>
          <table:table-cell office:value-type="float" office:value="204.16" calcext:value-type="float">
            <text:p>204.16</text:p>
          </table:table-cell>
          <table:table-cell office:value-type="float" office:value="-149.515" calcext:value-type="float">
            <text:p>-149.5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30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94.4" calcext:value-type="float">
            <text:p>194.4</text:p>
          </table:table-cell>
          <table:table-cell office:value-type="float" office:value="-148.1" calcext:value-type="float">
            <text:p>-148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J501</text:p>
          </table:table-cell>
          <table:table-cell table:style-name="ce2" office:value-type="string" calcext:value-type="string">
            <text:p>PX0580-PC-12132</text:p>
          </table:table-cell>
          <table:table-cell office:value-type="string" calcext:value-type="string">
            <text:p>PX0580-PC-12132</text:p>
          </table:table-cell>
          <table:table-cell office:value-type="float" office:value="47" calcext:value-type="float">
            <text:p>47</text:p>
          </table:table-cell>
          <table:table-cell office:value-type="float" office:value="-164" calcext:value-type="float">
            <text:p>-1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USB_C_Receptacle_HRO_TYPE-C-31-M-12</text:p>
          </table:table-cell>
          <table:table-cell office:value-type="float" office:value="214" calcext:value-type="float">
            <text:p>214</text:p>
          </table:table-cell>
          <table:table-cell office:value-type="float" office:value="-184" calcext:value-type="float">
            <text:p>-1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J802</text:p>
          </table:table-cell>
          <table:table-cell table:style-name="Default" office:value-type="string" calcext:value-type="string">
            <text:p>Conn_01x05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132.4" calcext:value-type="float">
            <text:p>132.4</text:p>
          </table:table-cell>
          <table:table-cell office:value-type="float" office:value="-151" calcext:value-type="float">
            <text:p>-15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803</text:p>
          </table:table-cell>
          <table:table-cell office:value-type="string" calcext:value-type="string">
            <text:p>Conn_ST_STDC14</text:p>
          </table:table-cell>
          <table:table-cell office:value-type="string" calcext:value-type="string">
            <text:p>PinHeader_2x07_P1.27mm_Vertical_SMD</text:p>
          </table:table-cell>
          <table:table-cell office:value-type="float" office:value="115.46" calcext:value-type="float">
            <text:p>115.46</text:p>
          </table:table-cell>
          <table:table-cell office:value-type="float" office:value="-195" calcext:value-type="float">
            <text:p>-1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J804</text:p>
          </table:table-cell>
          <table:table-cell table:style-name="Default" office:value-type="string" calcext:value-type="string">
            <text:p>Conn_01x04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32.4" calcext:value-type="float">
            <text:p>132.4</text:p>
          </table:table-cell>
          <table:table-cell office:value-type="float" office:value="-137.4625" calcext:value-type="float">
            <text:p>-137.46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J901</text:p>
          </table:table-cell>
          <table:table-cell table:style-name="Default" office:value-type="string" calcext:value-type="string">
            <text:p>Conn_01x02</text:p>
          </table:table-cell>
          <table:table-cell office:value-type="float" office:value="691311500102" calcext:value-type="float">
            <text:p>691311500102</text:p>
          </table:table-cell>
          <table:table-cell office:value-type="float" office:value="42.525" calcext:value-type="float">
            <text:p>42.525</text:p>
          </table:table-cell>
          <table:table-cell office:value-type="float" office:value="-87.085" calcext:value-type="float">
            <text:p>-87.0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80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165.9" calcext:value-type="float">
            <text:p>165.9</text:p>
          </table:table-cell>
          <table:table-cell office:value-type="float" office:value="-170.225" calcext:value-type="float">
            <text:p>-170.2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SQ2310ES</text:p>
          </table:table-cell>
          <table:table-cell office:value-type="string" calcext:value-type="string">
            <text:p>SOT-23</text:p>
          </table:table-cell>
          <table:table-cell office:value-type="float" office:value="116.6625" calcext:value-type="float">
            <text:p>116.6625</text:p>
          </table:table-cell>
          <table:table-cell office:value-type="float" office:value="-139" calcext:value-type="float">
            <text:p>-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SO-16_HCPL-315J_BRA</text:p>
          </table:table-cell>
          <table:table-cell office:value-type="float" office:value="95.54" calcext:value-type="float">
            <text:p>95.54</text:p>
          </table:table-cell>
          <table:table-cell office:value-type="float" office:value="-116" calcext:value-type="float">
            <text:p>-1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87.54" calcext:value-type="float">
            <text:p>87.54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03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98.54" calcext:value-type="float">
            <text:p>98.54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SO-16_HCPL-315J_BRA</text:p>
          </table:table-cell>
          <table:table-cell office:value-type="float" office:value="143.1" calcext:value-type="float">
            <text:p>143.1</text:p>
          </table:table-cell>
          <table:table-cell office:value-type="float" office:value="-116" calcext:value-type="float">
            <text:p>-1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02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135.1" calcext:value-type="float">
            <text:p>135.1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03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146.1" calcext:value-type="float">
            <text:p>146.1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SO-16_HCPL-315J_BRA</text:p>
          </table:table-cell>
          <table:table-cell office:value-type="float" office:value="190.66" calcext:value-type="float">
            <text:p>190.66</text:p>
          </table:table-cell>
          <table:table-cell office:value-type="float" office:value="-116" calcext:value-type="float">
            <text:p>-1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Q402</text:p>
          </table:table-cell>
          <table:table-cell table:style-name="Default"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182.66" calcext:value-type="float">
            <text:p>182.66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Q403</text:p>
          </table:table-cell>
          <table:table-cell table:style-name="Default" office:value-type="string" calcext:value-type="string">
            <text:p>IRF540N</text:p>
          </table:table-cell>
          <table:table-cell office:value-type="string" calcext:value-type="string">
            <text:p>TO-220-3_Vertical</text:p>
          </table:table-cell>
          <table:table-cell office:value-type="float" office:value="193.66" calcext:value-type="float">
            <text:p>193.66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BUK9637-100E</text:p>
          </table:table-cell>
          <table:table-cell office:value-type="string" calcext:value-type="string">
            <text:p>TO-263-2</text:p>
          </table:table-cell>
          <table:table-cell office:value-type="float" office:value="57.7" calcext:value-type="float">
            <text:p>57.7</text:p>
          </table:table-cell>
          <table:table-cell office:value-type="float" office:value="-96.3" calcext:value-type="float">
            <text:p>-9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3.1625" calcext:value-type="float">
            <text:p>113.1625</text:p>
          </table:table-cell>
          <table:table-cell office:value-type="float" office:value="-138.9" calcext:value-type="float">
            <text:p>-138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4.1625" calcext:value-type="float">
            <text:p>114.1625</text:p>
          </table:table-cell>
          <table:table-cell office:value-type="float" office:value="-138.9" calcext:value-type="float">
            <text:p>-138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24.675" calcext:value-type="float">
            <text:p>124.675</text:p>
          </table:table-cell>
          <table:table-cell office:value-type="float" office:value="-133.105" calcext:value-type="float">
            <text:p>-133.1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92.365" calcext:value-type="float">
            <text:p>92.36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97.445" calcext:value-type="float">
            <text:p>97.44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92.365" calcext:value-type="float">
            <text:p>92.36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98.715" calcext:value-type="float">
            <text:p>98.71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39.925" calcext:value-type="float">
            <text:p>139.92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45.005" calcext:value-type="float">
            <text:p>145.00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39.925" calcext:value-type="float">
            <text:p>139.92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46.275" calcext:value-type="float">
            <text:p>146.27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87.485" calcext:value-type="float">
            <text:p>187.48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92.565" calcext:value-type="float">
            <text:p>192.565</text:p>
          </table:table-cell>
          <table:table-cell office:value-type="float" office:value="-123.14" calcext:value-type="float">
            <text:p>-123.14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87.485" calcext:value-type="float">
            <text:p>187.48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93.835" calcext:value-type="float">
            <text:p>193.835</text:p>
          </table:table-cell>
          <table:table-cell office:value-type="float" office:value="-107.44" calcext:value-type="float">
            <text:p>-107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48" calcext:value-type="float">
            <text:p>48</text:p>
          </table:table-cell>
          <table:table-cell office:value-type="float" office:value="-107.8" calcext:value-type="float">
            <text:p>-10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48" calcext:value-type="float">
            <text:p>48</text:p>
          </table:table-cell>
          <table:table-cell office:value-type="float" office:value="-109.8" calcext:value-type="float">
            <text:p>-10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61.2" calcext:value-type="float">
            <text:p>61.2</text:p>
          </table:table-cell>
          <table:table-cell office:value-type="float" office:value="-105.2" calcext:value-type="float">
            <text:p>-105.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59.35" calcext:value-type="float">
            <text:p>159.35</text:p>
          </table:table-cell>
          <table:table-cell office:value-type="float" office:value="-153.1025" calcext:value-type="float">
            <text:p>-153.1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07.5" calcext:value-type="float">
            <text:p>207.5</text:p>
          </table:table-cell>
          <table:table-cell office:value-type="float" office:value="-186.3" calcext:value-type="float">
            <text:p>-186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07.5025" calcext:value-type="float">
            <text:p>207.5025</text:p>
          </table:table-cell>
          <table:table-cell office:value-type="float" office:value="-181.9" calcext:value-type="float">
            <text:p>-181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2.4" calcext:value-type="float">
            <text:p>112.4</text:p>
          </table:table-cell>
          <table:table-cell office:value-type="float" office:value="-157.6" calcext:value-type="float">
            <text:p>-157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2.4" calcext:value-type="float">
            <text:p>112.4</text:p>
          </table:table-cell>
          <table:table-cell office:value-type="float" office:value="-159.2" calcext:value-type="float">
            <text:p>-159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2.4" calcext:value-type="float">
            <text:p>112.4</text:p>
          </table:table-cell>
          <table:table-cell office:value-type="float" office:value="-160.8" calcext:value-type="float">
            <text:p>-160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0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12.4" calcext:value-type="float">
            <text:p>112.4</text:p>
          </table:table-cell>
          <table:table-cell office:value-type="float" office:value="-162.4" calcext:value-type="float">
            <text:p>-162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59.36" calcext:value-type="float">
            <text:p>59.36</text:p>
          </table:table-cell>
          <table:table-cell office:value-type="float" office:value="-120.3" calcext:value-type="float">
            <text:p>-12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57.6975" calcext:value-type="float">
            <text:p>57.6975</text:p>
          </table:table-cell>
          <table:table-cell office:value-type="float" office:value="-110.6" calcext:value-type="float">
            <text:p>-1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44.9" calcext:value-type="float">
            <text:p>44.9</text:p>
          </table:table-cell>
          <table:table-cell office:value-type="float" office:value="-94.7" calcext:value-type="float">
            <text:p>-9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801</text:p>
          </table:table-cell>
          <table:table-cell office:value-type="string" calcext:value-type="string">
            <text:p>SW_Push</text:p>
          </table:table-cell>
          <table:table-cell office:value-type="float" office:value="435451019820" calcext:value-type="float">
            <text:p>435451019820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177.8" calcext:value-type="float">
            <text:p>-17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802</text:p>
          </table:table-cell>
          <table:table-cell office:value-type="string" calcext:value-type="string">
            <text:p>SW_Push</text:p>
          </table:table-cell>
          <table:table-cell office:value-type="float" office:value="435451019820" calcext:value-type="float">
            <text:p>435451019820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165.8" calcext:value-type="float">
            <text:p>-16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803</text:p>
          </table:table-cell>
          <table:table-cell office:value-type="string" calcext:value-type="string">
            <text:p>SW_Push</text:p>
          </table:table-cell>
          <table:table-cell office:value-type="float" office:value="435451019820" calcext:value-type="float">
            <text:p>435451019820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168.8" calcext:value-type="float">
            <text:p>-16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804</text:p>
          </table:table-cell>
          <table:table-cell office:value-type="string" calcext:value-type="string">
            <text:p>SW_Push</text:p>
          </table:table-cell>
          <table:table-cell office:value-type="float" office:value="435451019820" calcext:value-type="float">
            <text:p>435451019820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171.8" calcext:value-type="float">
            <text:p>-17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W805</text:p>
          </table:table-cell>
          <table:table-cell office:value-type="string" calcext:value-type="string">
            <text:p>SW_Push</text:p>
          </table:table-cell>
          <table:table-cell office:value-type="float" office:value="435451019820" calcext:value-type="float">
            <text:p>435451019820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174.8" calcext:value-type="float">
            <text:p>-17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CN75A</text:p>
          </table:table-cell>
          <table:table-cell office:value-type="string" calcext:value-type="string">
            <text:p>SOIC-8_3.9x4.9mm_P1.27mm</text:p>
          </table:table-cell>
          <table:table-cell office:value-type="float" office:value="129.5" calcext:value-type="float">
            <text:p>129.5</text:p>
          </table:table-cell>
          <table:table-cell office:value-type="float" office:value="-131.4" calcext:value-type="float">
            <text:p>-131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201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74.94" calcext:value-type="float">
            <text:p>74.94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202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112.04" calcext:value-type="float">
            <text:p>112.04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301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122.5" calcext:value-type="float">
            <text:p>122.5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302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159.6" calcext:value-type="float">
            <text:p>159.6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401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170.06" calcext:value-type="float">
            <text:p>170.06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402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MPRB2415S</text:p>
          </table:table-cell>
          <table:table-cell office:value-type="float" office:value="207.16" calcext:value-type="float">
            <text:p>207.16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501</text:p>
          </table:table-cell>
          <table:table-cell table:style-name="Default" office:value-type="string" calcext:value-type="string">
            <text:p>MP-LD30-23B12R2</text:p>
          </table:table-cell>
          <table:table-cell office:value-type="string" calcext:value-type="string">
            <text:p>MP-LD30-23B15R2</text:p>
          </table:table-cell>
          <table:table-cell office:value-type="float" office:value="74" calcext:value-type="float">
            <text:p>74</text:p>
          </table:table-cell>
          <table:table-cell office:value-type="float" office:value="-194.75" calcext:value-type="float">
            <text:p>-194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U502</text:p>
          </table:table-cell>
          <table:table-cell table:style-name="ce2" office:value-type="float" office:value="173010542" calcext:value-type="float">
            <text:p>173010542</text:p>
          </table:table-cell>
          <table:table-cell office:value-type="float" office:value="173010578" calcext:value-type="float">
            <text:p>173010578</text:p>
          </table:table-cell>
          <table:table-cell office:value-type="float" office:value="116.154" calcext:value-type="float">
            <text:p>116.154</text:p>
          </table:table-cell>
          <table:table-cell office:value-type="float" office:value="-144.56" calcext:value-type="float">
            <text:p>-144.5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SOT-223-3_TabPin2</text:p>
          </table:table-cell>
          <table:table-cell office:value-type="float" office:value="122.904" calcext:value-type="float">
            <text:p>122.904</text:p>
          </table:table-cell>
          <table:table-cell office:value-type="float" office:value="-147.26" calcext:value-type="float">
            <text:p>-147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GO 10-SME/SP3</text:p>
          </table:table-cell>
          <table:table-cell office:value-type="string" calcext:value-type="string">
            <text:p>SOIC8-GO-SME&amp;slash_SP3_LEM</text:p>
          </table:table-cell>
          <table:table-cell office:value-type="float" office:value="39" calcext:value-type="float">
            <text:p>39</text:p>
          </table:table-cell>
          <table:table-cell office:value-type="float" office:value="-116" calcext:value-type="float">
            <text:p>-11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2</text:p>
          </table:table-cell>
          <table:table-cell office:value-type="string" calcext:value-type="string">
            <text:p>HCPL-7800-500E</text:p>
          </table:table-cell>
          <table:table-cell office:value-type="string" calcext:value-type="string">
            <text:p>DIP-8 Gull Wing</text:p>
          </table:table-cell>
          <table:table-cell office:value-type="float" office:value="48" calcext:value-type="float">
            <text:p>48</text:p>
          </table:table-cell>
          <table:table-cell office:value-type="float" office:value="-116" calcext:value-type="float">
            <text:p>-1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U701</text:p>
          </table:table-cell>
          <table:table-cell table:style-name="Default" office:value-type="float" office:value="17791063215" calcext:value-type="float">
            <text:p>17791063215</text:p>
          </table:table-cell>
          <table:table-cell office:value-type="float" office:value="17791063215" calcext:value-type="float">
            <text:p>17791063215</text:p>
          </table:table-cell>
          <table:table-cell office:value-type="float" office:value="66.9" calcext:value-type="float">
            <text:p>66.9</text:p>
          </table:table-cell>
          <table:table-cell office:value-type="float" office:value="-114.7025" calcext:value-type="float">
            <text:p>-114.7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STM32G474RETx</text:p>
          </table:table-cell>
          <table:table-cell office:value-type="string" calcext:value-type="string">
            <text:p>LQFP-64_10x10mm_P0.5mm</text:p>
          </table:table-cell>
          <table:table-cell office:value-type="float" office:value="161.6" calcext:value-type="float">
            <text:p>161.6</text:p>
          </table:table-cell>
          <table:table-cell office:value-type="float" office:value="-161" calcext:value-type="float">
            <text:p>-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0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</text:p>
          </table:table-cell>
          <table:table-cell office:value-type="float" office:value="206" calcext:value-type="float">
            <text:p>206</text:p>
          </table:table-cell>
          <table:table-cell office:value-type="float" office:value="-184.1" calcext:value-type="float">
            <text:p>-18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ACPL-077L</text:p>
          </table:table-cell>
          <table:table-cell office:value-type="string" calcext:value-type="string">
            <text:p>SO-8_3.9x4.9mm_P1.27mm</text:p>
          </table:table-cell>
          <table:table-cell office:value-type="float" office:value="59.4" calcext:value-type="float">
            <text:p>59.4</text:p>
          </table:table-cell>
          <table:table-cell office:value-type="float" office:value="-116" calcext:value-type="float">
            <text:p>-1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TC1412</text:p>
          </table:table-cell>
          <table:table-cell office:value-type="string" calcext:value-type="string">
            <text:p>SOIC-8_3.9x4.9mm_P1.27mm</text:p>
          </table:table-cell>
          <table:table-cell office:value-type="float" office:value="57.005" calcext:value-type="float">
            <text:p>57.005</text:p>
          </table:table-cell>
          <table:table-cell office:value-type="float" office:value="-106.375" calcext:value-type="float">
            <text:p>-106.3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Y80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ABLS-7.3728MHZ-CL-RESR-A-1-G-F</text:p>
          </table:table-cell>
          <table:table-cell office:value-type="float" office:value="146.6" calcext:value-type="float">
            <text:p>146.6</text:p>
          </table:table-cell>
          <table:table-cell office:value-type="float" office:value="-159.5" calcext:value-type="float">
            <text:p>-159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</table:table>
      <table:named-expressions/>
      <table:database-ranges>
        <table:database-range table:name="__Anonymous_Sheet_DB__0" table:target-range-address="'Inverter_KiCAD-top-pos'.A1:'Inverter_KiCAD-top-pos'.G13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13:57:31.891470971</dc:date>
    <meta:editing-duration>PT4H20M38S</meta:editing-duration>
    <meta:editing-cycles>1</meta:editing-cycles>
    <meta:document-statistic meta:table-count="1" meta:cell-count="959" meta:object-count="0"/>
    <meta:generator>LibreOffice/7.3.7.2$Linux_X86_64 LibreOffice_project/30$Build-2</meta:generator>
  </office:meta>
</office:document-meta>
</file>